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37d49" officeooo:paragraph-rsid="00137d49"/>
    </style:style>
    <style:style style:name="P2" style:family="paragraph" style:parent-style-name="Heading_20_1">
      <style:text-properties officeooo:rsid="00137d49" officeooo:paragraph-rsid="00137d49"/>
    </style:style>
    <style:style style:name="P3" style:family="paragraph" style:parent-style-name="Subtitle">
      <style:text-properties officeooo:rsid="00137d49" officeooo:paragraph-rsid="00137d49"/>
    </style:style>
    <style:style style:name="P4" style:family="paragraph" style:parent-style-name="Title">
      <style:text-properties officeooo:rsid="00137d49" officeooo:paragraph-rsid="00137d4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most important document</text:p>
      <text:p text:style-name="P3">Very super important, pay attention</text:p>
      <text:h text:style-name="P2" text:outline-level="1">Important notes</text:h>
      <text:list xml:id="list473712792" text:style-name="L1">
        <text:list-item>
          <text:p text:style-name="P1">Very important</text:p>
        </text:list-item>
        <text:list-item>
          <text:p text:style-name="P1">Importance must not be ignored</text:p>
        </text:list-item>
        <text:list-item>
          <text:p text:style-name="P1">Important documents must be considered of highest importa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2:57:14.049290693</meta:creation-date>
    <dc:date>2019-12-18T12:59:41.785795602</dc:date>
    <meta:editing-duration>PT2M29S</meta:editing-duration>
    <meta:editing-cycles>1</meta:editing-cycles>
    <meta:document-statistic meta:table-count="0" meta:image-count="0" meta:object-count="0" meta:page-count="1" meta:paragraph-count="6" meta:word-count="29" meta:character-count="184" meta:non-whitespace-character-count="164"/>
    <meta:generator>LibreOffice/6.1.5.2$Linux_X86_64 LibreOffice_project/10$Build-2</meta:generator>
  </office:meta>
</office:document-meta>
</file>